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8pt" fo:letter-spacing="normal" fo:language="en" fo:country="none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202124" style:font-name="Times New Roman" fo:font-size="16pt" fo:letter-spacing="normal" fo:language="en" fo:country="none" fo:font-style="normal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6pt" fo:letter-spacing="normal" fo:language="en" fo:country="none" fo:font-style="normal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9pt" fo:letter-spacing="normal" fo:language="en" fo:country="none" fo:font-style="normal" fo:font-weight="normal" style:font-size-asian="19pt" style:font-weight-asian="normal" style:font-size-complex="19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7pt" fo:letter-spacing="normal" fo:language="en" fo:country="none" fo:font-style="normal" fo:font-weight="bold" style:font-size-asian="17pt" style:font-weight-asian="bold" style:font-size-complex="17pt" style:font-weight-complex="bold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fo:color="#800000" style:font-name="Times New Roman" fo:font-size="16pt" fo:letter-spacing="normal" fo:language="en" fo:country="none" fo:font-style="normal" fo:font-weight="normal" style:font-size-asian="16pt" style:font-size-complex="16pt"/>
    </style:style>
    <style:style style:name="P11" style:family="paragraph" style:parent-style-name="Standard" style:list-style-name="L1">
      <style:paragraph-properties fo:line-height="150%" fo:text-align="center" style:justify-single-word="false"/>
      <style:text-properties fo:font-variant="normal" fo:text-transform="none" fo:color="#800000" style:font-name="Times New Roman" fo:font-size="19pt" fo:letter-spacing="normal" fo:language="en" fo:country="none" fo:font-style="normal" fo:font-weight="bold" style:font-size-asian="19pt" style:font-weight-asian="bold" style:font-size-complex="19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fo:color="#202124" style:font-name="Times New Roman" fo:font-size="18pt" fo:letter-spacing="normal" fo:language="en" fo:country="none" fo:font-style="normal" fo:font-weight="normal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8pt" fo:letter-spacing="normal" fo:language="en" fo:country="none" fo:font-style="normal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9pt" fo:letter-spacing="normal" fo:language="en" fo:country="none" fo:font-style="normal" fo:font-weight="normal" style:font-size-asian="19pt" style:font-weight-asian="normal" style:font-size-complex="19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variant="normal" fo:text-transform="none" fo:color="#202124" style:font-name="Times New Roman" fo:font-size="16pt" fo:letter-spacing="normal" fo:language="en" fo:country="none" fo:font-style="normal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6pt" fo:letter-spacing="normal" fo:language="en" fo:country="none" fo:font-style="normal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color="#ff3333" fo:font-size="24pt" style:font-size-asian="24pt" style:font-size-complex="24pt"/>
    </style:style>
    <style:style style:name="T1" style:family="text">
      <style:text-properties fo:font-variant="normal" fo:text-transform="none" fo:color="#202124" fo:letter-spacing="normal" fo:language="en" fo:country="none" fo:font-style="normal"/>
    </style:style>
    <style:style style:name="T2" style:family="text">
      <style:text-properties fo:font-variant="normal" fo:text-transform="none" fo:color="#202124" fo:letter-spacing="normal" fo:language="en" fo:country="none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02124" fo:letter-spacing="normal" fo:language="en" fo:country="none" fo:font-style="normal" fo:font-weight="bold" style:font-weight-asian="bold" style:font-weight-complex="bold"/>
    </style:style>
    <style:style style:name="T4" style:family="text">
      <style:text-properties fo:font-variant="normal" fo:text-transform="none" fo:color="#202124" fo:font-size="16pt" fo:letter-spacing="normal" fo:language="en" fo:country="none" fo:font-style="normal" style:font-size-asian="16pt" style:font-size-complex="16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"Robot.h" Library documentation.</text:p>
      <text:p text:style-name="P4">INDEX:</text:p>
      <text:list xml:id="list5420795151180742790" text:style-name="L1">
        <text:list-item>
          <text:p text:style-name="P10">Introduction.</text:p>
        </text:list-item>
        <text:list-item>
          <text:p text:style-name="P10">Technical specification.</text:p>
        </text:list-item>
        <text:list-item>
          <text:p text:style-name="P10">Documentation.</text:p>
        </text:list-item>
      </text:list>
      <text:p text:style-name="P8">##################################################</text:p>
      <text:list xml:id="list39753090" text:continue-numbering="true" text:style-name="L1">
        <text:list-header>
          <text:p text:style-name="P11">1. INTRODUCTION</text:p>
        </text:list-header>
      </text:list>
      <text:p text:style-name="P3"><text:span text:style-name="T4">This library is for pilot <text:s/>one/two/three/four motor to move your firts </text:span><text:span text:style-name="T1"><text:s/>robot. </text:span></text:p>
      <text:p text:style-name="P12">The library is super simple to use and user-friendly especially for newbie programmers and makers. </text:p>
      <text:p text:style-name="P8">##################################################</text:p>
      <text:list xml:id="list39739396" text:continue-numbering="true" text:style-name="L1">
        <text:list-header>
          <text:p text:style-name="P11">2. TECHNICAL SPECIFICATION</text:p>
        </text:list-header>
      </text:list>
      <text:p text:style-name="P2"><text:span text:style-name="T1">-There are only </text:span><text:span text:style-name="T3">9 methods</text:span><text:span text:style-name="T1">, 4</text:span><text:span text:style-name="T3"> for the setup of the motors and 5 for the motor movements. </text:span></text:p>
      <text:p text:style-name="P6">-You can use the motor driver that you prefer (L293D for example or others drivers).</text:p>
      <text:p text:style-name="P2"><text:span text:style-name="T1">-THIS LIBRARY </text:span><text:span text:style-name="T3">IS ONLY FOR MOTORS MOVEMENTS</text:span><text:span text:style-name="T1">, </text:span><text:span text:style-name="T3">NOT FOR CONTROL WITH BLUETOOTH OR WIFI FOR EXAMPLE</text:span><text:span text:style-name="T1">, YOU CAN CHOOSE YOUR PREFER OPTION TO CONTROL THE ROBOT.</text:span></text:p>
      <text:p text:style-name="P1"><text:span text:style-name="T2">-This library </text:span><text:span text:style-name="T3">is completely compatibile with Espressif boards (ESP32, ESP8266) and Arduino boards. </text:span></text:p>
      <text:p text:style-name="P15"/>
      <text:list xml:id="list39762511" text:continue-numbering="true" text:style-name="L1">
        <text:list-header>
          <text:p text:style-name="P11"><text:soft-page-break/>3. DOCUMENTATION</text:p>
        </text:list-header>
      </text:list>
      <text:p text:style-name="P5">-Setup the Motors pins:</text:p>
      <text:p text:style-name="P9">(Put this methods in “<text:span text:style-name="T5">void setup</text:span>”).</text:p>
      <text:p text:style-name="P8">##################################################</text:p>
      <text:p text:style-name="P7">void Motor1Pins(const int ForwardsPin1, const int BackwardsPin1).</text:p>
      <text:p text:style-name="P7">ForwardsPin1: Pin to attach the motor for go Forwards.</text:p>
      <text:p text:style-name="P7">BackwardsPin1: Pin to attach the motor for go Backwards.</text:p>
      <text:p text:style-name="P7">Return: nothing.</text:p>
      <text:p text:style-name="P8">##################################################</text:p>
      <text:p text:style-name="P7">void Motor2Pins(const int ForwardsPin2, const int BackwardsPin2).</text:p>
      <text:p text:style-name="P7">ForwardsPin2: Pin to attach the motor for go Forwards.</text:p>
      <text:p text:style-name="P7">BackwardsPin2: Pin to attach the motor for go Backwards.</text:p>
      <text:p text:style-name="P7">Return: nothing.</text:p>
      <text:p text:style-name="P8">##################################################</text:p>
      <text:p text:style-name="P7">void Motor3Pins(const int ForwardsPin3, const int BackwardsPin3).</text:p>
      <text:p text:style-name="P7">ForwardsPin3: Pin to attach the motor for go Forwards.</text:p>
      <text:p text:style-name="P7">BackwardsPin3: Pin to attach the motor for go Backwards.</text:p>
      <text:p text:style-name="P7">Return: nothing.</text:p>
      <text:p text:style-name="P8">##################################################</text:p>
      <text:p text:style-name="P7">void Motor4Pins(const int ForwardsPin4, const int BackwardsPin4).</text:p>
      <text:p text:style-name="P7">ForwardsPin4: Pin to attach the motor for go Forwards.</text:p>
      <text:p text:style-name="P7">BackwardsPin4: Pin to attach the motor for go Backwards.</text:p>
      <text:p text:style-name="P7">Return: nothing.</text:p>
      <text:p text:style-name="P8">##################################################</text:p>
      <text:p text:style-name="P5"/>
      <text:p text:style-name="P5"><text:soft-page-break/>-Motors movements:</text:p>
      <text:p text:style-name="P9">(Put this methods in “<text:span text:style-name="T5">void loop</text:span>”).</text:p>
      <text:p text:style-name="P8">##################################################</text:p>
      <text:p text:style-name="P7">void goForwards().</text:p>
      <text:p text:style-name="P7">Motors rotate forwards.</text:p>
      <text:p text:style-name="P7">Return: nothing.</text:p>
      <text:p text:style-name="P8">##################################################</text:p>
      <text:p text:style-name="P7">void goBackwards().</text:p>
      <text:p text:style-name="P7">Motors rotate backwards.</text:p>
      <text:p text:style-name="P7">Return: nothing.</text:p>
      <text:p text:style-name="P8">##################################################</text:p>
      <text:p text:style-name="P7">void steerLeft().</text:p>
      <text:p text:style-name="P7">Motors rotate to steering left.</text:p>
      <text:p text:style-name="P7">Return: nothing.</text:p>
      <text:p text:style-name="P8">##################################################</text:p>
      <text:p text:style-name="P7">void steerRight().</text:p>
      <text:p text:style-name="P7">Motors rotate to steering right.</text:p>
      <text:p text:style-name="P7">Return: nothing.</text:p>
      <text:p text:style-name="P8">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17S</meta:editing-duration>
    <meta:editing-cycles>61</meta:editing-cycles>
    <meta:generator>OpenOffice/4.1.12$Win32 OpenOffice.org_project/4112m1$Build-9809</meta:generator>
    <dc:date>2022-06-18T19:51:49.34</dc:date>
    <dc:creator>Mirco Puzio</dc:creator>
    <meta:document-statistic meta:table-count="0" meta:image-count="0" meta:object-count="0" meta:page-count="3" meta:paragraph-count="58" meta:word-count="287" meta:character-count="2472"/>
    <meta:user-defined meta:name="Info 1"/>
    <meta:user-defined meta:name="Info 2"/>
    <meta:user-defined meta:name="Info 3"/>
    <meta:user-defined meta:name="Info 4"/>
  </office:meta>
</office:document-meta>
</file>